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395e9"/>
    </style:style>
    <style:style style:name="P2" style:family="paragraph" style:parent-style-name="Preformatted_20_Text">
      <style:text-properties style:font-name="Liberation Mono" fo:font-size="10pt" fo:font-weight="normal" style:font-size-asian="10pt" style:font-weight-asian="normal" style:font-size-complex="10pt" style:font-weight-complex="normal"/>
    </style:style>
    <style:style style:name="P3" style:family="paragraph" style:parent-style-name="Preformatted_20_Text">
      <style:text-properties style:font-name="Liberation Mono" fo:font-size="10pt" fo:font-weight="normal" officeooo:rsid="0010cdbc" officeooo:paragraph-rsid="0010cdbc" style:font-size-asian="10pt" style:font-weight-asian="normal" style:font-size-complex="10pt" style:font-weight-complex="normal"/>
    </style:style>
    <style:style style:name="P4" style:family="paragraph" style:parent-style-name="Preformatted_20_Text">
      <style:text-properties style:font-name="Liberation Mono" fo:font-size="10pt" fo:font-weight="normal" officeooo:rsid="00121981" officeooo:paragraph-rsid="00121981" style:font-size-asian="10pt" style:font-weight-asian="normal" style:font-size-complex="10pt" style:font-weight-complex="normal"/>
    </style:style>
    <style:style style:name="P5" style:family="paragraph" style:parent-style-name="Preformatted_20_Text">
      <style:text-properties style:font-name="Liberation Mono" fo:font-size="10pt" fo:font-weight="normal" officeooo:paragraph-rsid="0010cdbc" style:font-size-asian="10pt" style:font-weight-asian="normal" style:font-size-complex="10pt" style:font-weight-complex="normal"/>
    </style:style>
    <style:style style:name="P6" style:family="paragraph" style:parent-style-name="Preformatted_20_Text">
      <style:text-properties style:font-name="Liberation Mono" fo:font-size="10pt" fo:font-weight="normal" officeooo:paragraph-rsid="001395e9" style:font-size-asian="10pt" style:font-weight-asian="normal" style:font-size-complex="10pt" style:font-weight-complex="normal"/>
    </style:style>
    <style:style style:name="P7" style:family="paragraph" style:parent-style-name="Preformatted_20_Text">
      <style:paragraph-properties fo:margin-top="0cm" fo:margin-bottom="0.499cm" style:contextual-spacing="false"/>
      <style:text-properties style:font-name="Liberation Mono" fo:font-size="10pt" fo:font-weight="normal" style:font-size-asian="10pt" style:font-weight-asian="normal" style:font-size-complex="10pt" style:font-weight-complex="normal"/>
    </style:style>
    <style:style style:name="P8" style:family="paragraph" style:parent-style-name="Preformatted_20_Text">
      <style:text-properties style:font-name="Liberation Mono" fo:font-size="10pt" fo:font-weight="normal" officeooo:paragraph-rsid="00199c6d" style:font-size-asian="10pt" style:font-weight-asian="normal" style:font-size-complex="10pt" style:font-weight-complex="normal"/>
    </style:style>
    <style:style style:name="P9" style:family="paragraph" style:parent-style-name="Preformatted_20_Text">
      <style:text-properties style:font-name="Liberation Mono" fo:font-size="10pt" fo:font-weight="normal" officeooo:rsid="00187c0f" officeooo:paragraph-rsid="00187c0f" style:font-size-asian="10pt" style:font-weight-asian="normal" style:font-size-complex="10pt" style:font-weight-complex="normal"/>
    </style:style>
    <style:style style:name="P10" style:family="paragraph" style:parent-style-name="Preformatted_20_Text">
      <style:text-properties style:font-name="Liberation Mono" fo:font-size="10pt" fo:font-weight="normal" officeooo:paragraph-rsid="00187c0f" style:font-size-asian="10pt" style:font-weight-asian="normal" style:font-size-complex="10pt" style:font-weight-complex="normal"/>
    </style:style>
    <style:style style:name="P11" style:family="paragraph" style:parent-style-name="Preformatted_20_Text">
      <style:text-properties style:font-name="Liberation Mono" fo:font-size="10pt" fo:font-weight="normal" officeooo:paragraph-rsid="00176a53" style:font-size-asian="10pt" style:font-weight-asian="normal" style:font-size-complex="10pt" style:font-weight-complex="normal"/>
    </style:style>
    <style:style style:name="P12" style:family="paragraph" style:parent-style-name="Preformatted_20_Text">
      <style:text-properties style:font-name="Liberation Mono" fo:font-size="10pt" fo:font-weight="normal" officeooo:paragraph-rsid="0014213b" style:font-size-asian="10pt" style:font-weight-asian="normal" style:font-size-complex="10pt" style:font-weight-complex="normal"/>
    </style:style>
    <style:style style:name="P13" style:family="paragraph" style:parent-style-name="Preformatted_20_Text">
      <style:paragraph-properties fo:margin-top="0cm" fo:margin-bottom="0.499cm" style:contextual-spacing="false"/>
    </style:style>
    <style:style style:name="P14" style:family="paragraph" style:parent-style-name="Preformatted_20_Text">
      <style:text-properties officeooo:paragraph-rsid="00176a53"/>
    </style:style>
    <style:style style:name="P15" style:family="paragraph" style:parent-style-name="Preformatted_20_Text">
      <style:text-properties officeooo:paragraph-rsid="00187c0f"/>
    </style:style>
    <style:style style:name="P16" style:family="paragraph" style:parent-style-name="Standard">
      <style:text-properties style:font-name="Liberation Mono" fo:font-size="10pt" fo:font-weight="normal" officeooo:paragraph-rsid="001395e9" style:font-size-asian="10pt" style:font-weight-asian="normal" style:font-size-complex="10pt" style:font-weight-complex="normal"/>
    </style:style>
    <style:style style:name="P17" style:family="paragraph" style:parent-style-name="Text_20_body" style:list-style-name="L1"/>
    <style:style style:name="P18" style:family="paragraph" style:parent-style-name="Text_20_body">
      <style:text-properties style:font-name="Liberation Mono" fo:font-size="10pt" fo:font-weight="normal" style:font-size-asian="10pt" style:font-weight-asian="normal" style:font-size-complex="10pt" style:font-weight-complex="normal"/>
    </style:style>
    <style:style style:name="P19" style:family="paragraph" style:parent-style-name="Text_20_body" style:list-style-name="L7">
      <style:text-properties style:font-name="Liberation Mono" fo:font-size="10pt" fo:font-weight="normal" style:font-size-asian="10pt" style:font-weight-asian="normal" style:font-size-complex="10pt" style:font-weight-complex="normal"/>
    </style:style>
    <style:style style:name="P20" style:family="paragraph" style:parent-style-name="Text_20_body" style:list-style-name="L8"/>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style style:name="P23" style:family="paragraph" style:parent-style-name="Text_20_body">
      <style:text-properties officeooo:paragraph-rsid="001cb2c0"/>
    </style:style>
    <style:style style:name="P24" style:family="paragraph" style:parent-style-name="Text_20_body">
      <style:text-properties fo:font-weight="normal" officeooo:paragraph-rsid="001cb2c0" style:font-weight-asian="normal" style:font-weight-complex="normal"/>
    </style:style>
    <style:style style:name="T1" style:family="text">
      <style:text-properties style:text-line-through-style="none" style:text-line-through-type="none"/>
    </style:style>
    <style:style style:name="T2" style:family="text">
      <style:text-properties officeooo:rsid="00121981"/>
    </style:style>
    <style:style style:name="T3" style:family="text">
      <style:text-properties officeooo:rsid="001395e9"/>
    </style:style>
    <style:style style:name="T4" style:family="text">
      <style:text-properties style:font-name="Liberation Mono"/>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14213b" style:font-size-asian="10pt" style:font-size-complex="10pt"/>
    </style:style>
    <style:style style:name="T7" style:family="text">
      <style:text-properties style:font-name="Liberation Mono" fo:font-size="10pt" officeooo:rsid="001395e9" style:font-size-asian="10pt" style:font-size-complex="10pt"/>
    </style:style>
    <style:style style:name="T8" style:family="text">
      <style:text-properties style:font-name="Liberation Mono" fo:font-size="10pt" officeooo:rsid="00199c6d" style:font-size-asian="10pt" style:font-size-complex="10pt"/>
    </style:style>
    <style:style style:name="T9" style:family="text">
      <style:text-properties style:font-name="Liberation Mono" fo:font-size="10pt" officeooo:rsid="00187c0f" style:font-size-asian="10pt" style:font-size-complex="10pt"/>
    </style:style>
    <style:style style:name="T10" style:family="text">
      <style:text-properties style:font-name="Liberation Mono" fo:font-size="10pt" officeooo:rsid="00156034" style:font-size-asian="10pt" style:font-size-complex="10pt"/>
    </style:style>
    <style:style style:name="T11" style:family="text">
      <style:text-properties style:font-name="Liberation Mono" fo:font-size="10pt" fo:font-weight="normal" style:font-size-asian="10pt" style:font-weight-asian="normal" style:font-size-complex="10pt" style:font-weight-complex="normal"/>
    </style:style>
    <style:style style:name="T12" style:family="text">
      <style:text-properties style:font-name="Liberation Mono" fo:font-size="10pt" fo:font-weight="normal" officeooo:rsid="001395e9" style:font-size-asian="10pt" style:font-weight-asian="normal" style:font-size-complex="10pt" style:font-weight-complex="normal"/>
    </style:style>
    <style:style style:name="T13" style:family="text">
      <style:text-properties style:font-name="Liberation Mono" fo:font-size="10pt" fo:font-weight="normal" officeooo:rsid="00199c6d" style:font-size-asian="10pt" style:font-weight-asian="normal" style:font-size-complex="10pt" style:font-weight-complex="normal"/>
    </style:style>
    <style:style style:name="T14" style:family="text">
      <style:text-properties style:font-name="Liberation Mono" fo:font-size="10pt" fo:font-weight="normal" officeooo:rsid="00187c0f" style:font-size-asian="10pt" style:font-weight-asian="normal" style:font-size-complex="10pt" style:font-weight-complex="normal"/>
    </style:style>
    <style:style style:name="T15" style:family="text">
      <style:text-properties style:font-name="Liberation Mono" fo:font-size="10pt" fo:font-weight="normal" officeooo:rsid="001cb2c0" style:font-size-asian="10pt" style:font-weight-asian="normal" style:font-size-complex="10pt" style:font-weight-complex="normal"/>
    </style:style>
    <style:style style:name="T16" style:family="text">
      <style:text-properties style:font-name="Liberation Mono" fo:font-size="10pt" fo:font-weight="bold" style:font-size-asian="10pt" style:font-weight-asian="bold" style:font-size-complex="10pt" style:font-weight-complex="bold"/>
    </style:style>
    <style:style style:name="T17" style:family="text">
      <style:text-properties style:font-name="Liberation Mono" fo:font-size="10pt" fo:font-weight="bold" officeooo:rsid="001395e9" style:font-size-asian="10pt" style:font-weight-asian="bold" style:font-size-complex="10pt" style:font-weight-complex="bold"/>
    </style:style>
    <style:style style:name="T18" style:family="text">
      <style:text-properties style:font-name="Liberation Mono" fo:font-size="10pt" fo:font-weight="bold" officeooo:rsid="00199c6d" style:font-size-asian="10pt" style:font-weight-asian="bold" style:font-size-complex="10pt" style:font-weight-complex="bold"/>
    </style:style>
    <style:style style:name="T19" style:family="text">
      <style:text-properties style:font-name="Liberation Mono" fo:font-size="10pt" fo:font-weight="bold" officeooo:rsid="00187c0f" style:font-size-asian="10pt" style:font-weight-asian="bold" style:font-size-complex="10pt" style:font-weight-complex="bold"/>
    </style:style>
    <style:style style:name="T20" style:family="text">
      <style:text-properties style:font-name="Liberation Mono" officeooo:rsid="001395e9"/>
    </style:style>
    <style:style style:name="T21" style:family="text">
      <style:text-properties style:font-name="Liberation Mono" officeooo:rsid="00199c6d"/>
    </style:style>
    <style:style style:name="T22" style:family="text">
      <style:text-properties style:font-name="Liberation Mono" officeooo:rsid="00187c0f"/>
    </style:style>
    <style:style style:name="T23" style:family="text">
      <style:text-properties style:font-name="Liberation Mono" fo:font-weight="normal" style:font-weight-asian="normal" style:font-weight-complex="normal"/>
    </style:style>
    <style:style style:name="T24" style:family="text">
      <style:text-properties style:font-name="Liberation Mono" fo:font-size="9pt" style:font-size-asian="9pt" style:font-size-complex="9pt"/>
    </style:style>
    <style:style style:name="T25" style:family="text">
      <style:text-properties style:font-name="Liberation Mono" fo:font-size="9pt" officeooo:rsid="001395e9" style:font-size-asian="9pt" style:font-size-complex="9pt"/>
    </style:style>
    <style:style style:name="T26" style:family="text">
      <style:text-properties style:font-name="Liberation Mono" fo:font-size="9pt" officeooo:rsid="00199c6d" style:font-size-asian="9pt" style:font-size-complex="9pt"/>
    </style:style>
    <style:style style:name="T27" style:family="text">
      <style:text-properties style:font-name="Liberation Mono" fo:font-size="9pt" officeooo:rsid="00187c0f" style:font-size-asian="9pt" style:font-size-complex="9pt"/>
    </style:style>
    <style:style style:name="T28" style:family="text">
      <style:text-properties style:font-name="Liberation Mono" fo:font-size="9pt" fo:font-weight="normal" style:font-size-asian="9pt" style:font-weight-asian="normal" style:font-size-complex="9pt" style:font-weight-complex="normal"/>
    </style:style>
    <style:style style:name="T29" style:family="text">
      <style:text-properties officeooo:rsid="0014213b"/>
    </style:style>
    <style:style style:name="T30" style:family="text">
      <style:text-properties fo:font-size="10pt" style:font-size-asian="10pt" style:font-size-complex="10pt"/>
    </style:style>
    <style:style style:name="T31" style:family="text">
      <style:text-properties fo:font-size="10pt" officeooo:rsid="0014213b" style:font-size-asian="10pt" style:font-size-complex="10pt"/>
    </style:style>
    <style:style style:name="T32" style:family="text">
      <style:text-properties officeooo:rsid="00156034"/>
    </style:style>
    <style:style style:name="T33" style:family="text">
      <style:text-properties fo:font-weight="bold"/>
    </style:style>
    <style:style style:name="T34" style:family="text">
      <style:text-properties fo:font-weight="normal" style:font-weight-asian="normal" style:font-weight-complex="normal"/>
    </style:style>
    <style:style style:name="T35" style:family="text">
      <style:text-properties officeooo:rsid="00187c0f"/>
    </style:style>
    <style:style style:name="T36" style:family="text">
      <style:text-properties officeooo:rsid="00199c6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ERVIEW QUESTION:</text:p>
      <text:p text:style-name="P2">=====================</text:p>
      <text:p text:style-name="P2">1.) What are the differences between ANT and Maven.</text:p>
      <text:p text:style-name="P2"/>
      <text:p text:style-name="P2"><text:tab/>- ANT is low level build tool</text:p>
      <text:p text:style-name="P2"><text:tab/>- MAVEN is high level build tool</text:p>
      <text:p text:style-name="P2"><text:tab/>- Need more time build and deployment</text:p>
      <text:p text:style-name="P2"><text:tab/>- Very less time required</text:p>
      <text:p text:style-name="P2"/>
      <text:p text:style-name="P2">2.) How do you create a jar/war file in Maven?</text:p>
      <text:p text:style-name="P2"><text:tab/></text:p>
      <text:p text:style-name="P3">for Standalone project:-</text:p>
      <text:p text:style-name="P3"/>
      <text:p text:style-name="P3">step 1:- create project using the below cmd</text:p>
      <text:p text:style-name="P3">mvn archetype:generate -DgroupId=com.Asus -DartifactId=Asus -Dversion=1.0-SNAPSHOT -DinteractiveMode=false</text:p>
      <text:p text:style-name="P2"><text:tab/></text:p>
      <text:p text:style-name="P3">step 2:-cd Asus</text:p>
      <text:p text:style-name="P3"/>
      <text:p text:style-name="P3">step 3:- mvn install (to build project)</text:p>
      <text:p text:style-name="P3"/>
      <text:p text:style-name="P3">step 4:- cd target </text:p>
      <text:p text:style-name="P3"/>
      <text:p text:style-name="P3">step 5:- <text:span text:style-name="T2">ls</text:span></text:p>
      <text:p text:style-name="P3"/>
      <text:p text:style-name="P4">you will get .jar file here.</text:p>
      <text:p text:style-name="P3"/>
      <text:p text:style-name="P3"/>
      <text:p text:style-name="P3">for Webapp project:-</text:p>
      <text:p text:style-name="P3"/>
      <text:p text:style-name="P3">step 1:- create project using the below cmd</text:p>
      <text:p text:style-name="P3">mvn archetype:generate -DgroupId=com.<text:span text:style-name="T2">Lenovo</text:span> -DartifactId=<text:span text:style-name="T2">Lenovo</text:span> -Dversion=1.0-SNAPSHOT -DinteractiveMode=false <text:span text:style-name="T1">DarchtypeArtifactId=maven-archtype-webapp</text:span></text:p>
      <text:p text:style-name="P5"><text:tab/></text:p>
      <text:p text:style-name="P3">step 2:-cd Asus</text:p>
      <text:p text:style-name="P3"/>
      <text:p text:style-name="P3">step 3:- mvn install (to build project)</text:p>
      <text:p text:style-name="P3"/>
      <text:p text:style-name="P3">step 4:- cd target </text:p>
      <text:p text:style-name="P3"/>
      <text:p text:style-name="P3">step 5:- ls </text:p>
      <text:p text:style-name="P3"/>
      <text:p text:style-name="P3">you will get .war <text:span text:style-name="T2">file here</text:span></text:p>
      <text:p text:style-name="P2"/>
      <text:p text:style-name="P2">3.)What is the <text:s/>difference between mvn deploy and mvn install?</text:p>
      <text:p text:style-name="P2"><text:tab/></text:p>
      <text:p text:style-name="P1"><text:span text:style-name="Source_20_Text"><text:span text:style-name="T11">mvn install</text:span></text:span><text:span text:style-name="T11"> is for local installation in your local Maven repositor</text:span><text:span text:style-name="T12">y.</text:span></text:p>
      <text:p text:style-name="P1"><text:span text:style-name="Source_20_Text"><text:span text:style-name="T11"/></text:span></text:p>
      <text:p text:style-name="P1"><text:span text:style-name="Source_20_Text"><text:span text:style-name="T11">mvn deploy</text:span></text:span><text:span text:style-name="T11"> is for distributing your project to a remote repository for broader access.</text:span></text:p>
      <text:p text:style-name="P2"><text:tab/></text:p>
      <text:p text:style-name="P2"/>
      <text:p text:style-name="P2">4.)Can you explain Maven's lifecycle? [Give one line explanation about each phase during your interview]</text:p>
      <text:p text:style-name="P2"/>
      <text:p text:style-name="P18">Certainly! Maven is a widely used build automation tool in the Java ecosystem, and it follows a predefined lifecycle with several phases. Here's a one-line explanation for each phase in Maven's default build lifecycle:</text:p>
      <text:list xml:id="list2605095118" text:style-name="L1">
        <text:list-item>
          <text:p text:style-name="P17"><text:span text:style-name="Strong_20_Emphasis"><text:span text:style-name="T11">Validate</text:span></text:span><text:span text:style-name="T11">: Validate the project structure and dependencies to ensure it's correct and all information is available.</text:span></text:p>
        </text:list-item>
        <text:list-item>
          <text:p text:style-name="P17"><text:span text:style-name="Strong_20_Emphasis"><text:span text:style-name="T11">Compile</text:span></text:span><text:span text:style-name="T11">: Compile the project's source code (typically located in the </text:span><text:soft-page-break/><text:span text:style-name="Source_20_Text"><text:span text:style-name="T11">src/main/java</text:span></text:span><text:span text:style-name="T11"> directory).</text:span></text:p>
        </text:list-item>
        <text:list-item>
          <text:p text:style-name="P17"><text:span text:style-name="Strong_20_Emphasis"><text:span text:style-name="T11">Test</text:span></text:span><text:span text:style-name="T11">: Run unit tests on the compiled source code in the </text:span><text:span text:style-name="Source_20_Text"><text:span text:style-name="T11">src/test/java</text:span></text:span><text:span text:style-name="T11"> directory.</text:span></text:p>
        </text:list-item>
        <text:list-item>
          <text:p text:style-name="P17"><text:span text:style-name="Strong_20_Emphasis"><text:span text:style-name="T11">Package</text:span></text:span><text:span text:style-name="T11">: Package the compiled code and resources into a distributable format, usually a JAR or WAR file.</text:span></text:p>
        </text:list-item>
        <text:list-item>
          <text:p text:style-name="P17"><text:span text:style-name="Strong_20_Emphasis"><text:span text:style-name="T11">Integration-test</text:span></text:span><text:span text:style-name="T11">: Perform integration tests on the packaged application.</text:span></text:p>
        </text:list-item>
        <text:list-item>
          <text:p text:style-name="P17"><text:span text:style-name="Strong_20_Emphasis"><text:span text:style-name="T11">Verify</text:span></text:span><text:span text:style-name="T11">: Verify that the package is valid and meets quality criteria.</text:span></text:p>
        </text:list-item>
        <text:list-item>
          <text:p text:style-name="P17"><text:span text:style-name="Strong_20_Emphasis"><text:span text:style-name="T11">Install</text:span></text:span><text:span text:style-name="T11">: Install the package in the local Maven repository for use in other projects.</text:span></text:p>
        </text:list-item>
        <text:list-item>
          <text:p text:style-name="P17"><text:span text:style-name="Strong_20_Emphasis"><text:span text:style-name="T11">Deploy</text:span></text:span><text:span text:style-name="T11">: Deploy the package to a remote repository or server for sharing with other developers or production use.</text:span></text:p>
        </text:list-item>
      </text:list>
      <text:p text:style-name="P18">These phases make up the default Maven build lifecycle, and you can customize them or bind additional goals to these phases as needed for your project.</text:p>
      <text:p text:style-name="P2"><text:tab/><text:tab/></text:p>
      <text:p text:style-name="P2">5.)What is Maven? Why we use Maven?</text:p>
      <text:p text:style-name="P2"><text:tab/></text:p>
      <text:p text:style-name="P2">Maven is a build automation and project management tool used to simplify and standardize Java software development.<text:tab/></text:p>
      <text:p text:style-name="P2"/>
      <text:p text:style-name="P2"/>
      <text:p text:style-name="P2">6.)While building the project, you get an error saying some jar file is missing. how do you add that?</text:p>
      <text:p text:style-name="P2"><text:tab/></text:p>
      <text:p text:style-name="Preformatted_20_Text"><text:span text:style-name="T11">To add a missing JAR file in a Maven project, you should declare the dependency in your project's </text:span><text:span text:style-name="Source_20_Text"><text:span text:style-name="T11">pom.xml</text:span></text:span><text:span text:style-name="T11"> file within the </text:span><text:span text:style-name="Source_20_Text"><text:span text:style-name="T11">&lt;dependencies&gt;</text:span></text:span><text:span text:style-name="T11"> section. Here's how you can do it:Replace </text:span><text:span text:style-name="Source_20_Text"><text:span text:style-name="T11">group-id</text:span></text:span><text:span text:style-name="T11">, </text:span><text:span text:style-name="Source_20_Text"><text:span text:style-name="T11">artifact-id</text:span></text:span><text:span text:style-name="T11">, and </text:span><text:span text:style-name="Source_20_Text"><text:span text:style-name="T11">version</text:span></text:span><text:span text:style-name="T11"> with the specific details of the JAR file you need. After updating the </text:span><text:span text:style-name="Source_20_Text"><text:span text:style-name="T11">pom.xml</text:span></text:span><text:span text:style-name="T11">, Maven will automatically download the missing JAR file and include it in your project.</text:span></text:p>
      <text:p text:style-name="P2"/>
      <text:p text:style-name="Preformatted_20_Text"><text:span text:style-name="T11">Maven will automatically resolve and download the required dependencies the next time you build your project (e.g., by running </text:span><text:span text:style-name="Source_20_Text"><text:span text:style-name="T11">mvn clean install</text:span></text:span><text:span text:style-name="T11"> or </text:span><text:span text:style-name="Source_20_Text"><text:span text:style-name="T11">mvn package</text:span></text:span><text:span text:style-name="T11">).</text:span></text:p>
      <text:p text:style-name="P2"><text:tab/></text:p>
      <text:p text:style-name="P2"/>
      <text:p text:style-name="P2">7.)What is groupId, artifactId, and Version in Maven?</text:p>
      <text:p text:style-name="P2"/>
      <text:p text:style-name="P16">groupId - this is package name. </text:p>
      <text:p text:style-name="P16">artifactId - this is project name. </text:p>
      <text:p text:style-name="P6">version - this is version.</text:p>
      <text:p text:style-name="P2"><text:tab/></text:p>
      <text:p text:style-name="P2"/>
      <text:p text:style-name="P2">8.)What are the Maven co-ordinates?</text:p>
      <text:p text:style-name="P2"><text:tab/></text:p>
      <text:p text:style-name="P18">Maven coordinates, also known as GAV coordinates, are a way to uniquely identify a dependency in a Maven project. They consist of three components:</text:p>
      <text:list xml:id="list3252192107" text:style-name="L9">
        <text:list-item>
          <text:p text:style-name="P22"><text:span text:style-name="Strong_20_Emphasis"><text:span text:style-name="T11">Group ID (</text:span></text:span><text:span text:style-name="Strong_20_Emphasis"><text:span text:style-name="Source_20_Text"><text:span text:style-name="T11">groupId</text:span></text:span></text:span><text:span text:style-name="Strong_20_Emphasis"><text:span text:style-name="T11">)</text:span></text:span><text:span text:style-name="T11">: Identifies the group or organization that the project belongs to.</text:span></text:p>
        </text:list-item>
        <text:list-item>
          <text:p text:style-name="P22"><text:span text:style-name="Strong_20_Emphasis"><text:span text:style-name="T11">Artifact ID (</text:span></text:span><text:span text:style-name="Strong_20_Emphasis"><text:span text:style-name="Source_20_Text"><text:span text:style-name="T11">artifactId</text:span></text:span></text:span><text:span text:style-name="Strong_20_Emphasis"><text:span text:style-name="T11">)</text:span></text:span><text:span text:style-name="T11">: Names the specific project or module.</text:span></text:p>
        </text:list-item>
        <text:list-item>
          <text:p text:style-name="P22"><text:span text:style-name="Strong_20_Emphasis"><text:span text:style-name="T11">Version (</text:span></text:span><text:span text:style-name="Strong_20_Emphasis"><text:span text:style-name="Source_20_Text"><text:span text:style-name="T11">version</text:span></text:span></text:span><text:span text:style-name="Strong_20_Emphasis"><text:span text:style-name="T11">)</text:span></text:span><text:span text:style-name="T11">: Specifies the version of the project or module.</text:span></text:p>
        </text:list-item>
      </text:list>
      <text:p text:style-name="Text_20_body"><text:span text:style-name="T11">These coordinates are used in the </text:span><text:span text:style-name="Source_20_Text"><text:span text:style-name="T11">&lt;dependency&gt;</text:span></text:span><text:span text:style-name="T11"> section of the </text:span><text:span text:style-name="Source_20_Text"><text:span text:style-name="T11">pom.xml</text:span></text:span><text:span text:style-name="T11"> to specify which external libraries or dependencies your project requires.</text:span></text:p>
      <text:p text:style-name="P2"><text:soft-page-break/></text:p>
      <text:p text:style-name="P2"><text:tab/> </text:p>
      <text:p text:style-name="P2"><text:tab/></text:p>
      <text:p text:style-name="P2">9.)What are the mandatory attributes in pom.xml?</text:p>
      <text:p text:style-name="P2"/>
      <text:list xml:id="list4279410558" text:style-name="L8">
        <text:list-item>
          <text:p text:style-name="P21"><text:span text:style-name="Source_20_Text"><text:span text:style-name="T11">&lt;groupId&gt;</text:span></text:span><text:span text:style-name="T11">: A unique identifier for your project or organization.</text:span></text:p>
        </text:list-item>
        <text:list-item>
          <text:p text:style-name="P21"><text:span text:style-name="Source_20_Text"><text:span text:style-name="T11">&lt;artifactId&gt;</text:span></text:span><text:span text:style-name="T11">: The name of your project or module.</text:span></text:p>
        </text:list-item>
        <text:list-item>
          <text:p text:style-name="P21"><text:span text:style-name="Source_20_Text"><text:span text:style-name="T11">&lt;version&gt;</text:span></text:span><text:span text:style-name="T11">: The version of your project.</text:span></text:p>
        </text:list-item>
        <text:list-item>
          <text:p text:style-name="P20"><text:span text:style-name="Source_20_Text"><text:span text:style-name="T11">&lt;packaging&gt;</text:span></text:span><text:span text:style-name="T11">: The type of artifact (e.g., "jar" for Java projects).</text:span></text:p>
        </text:list-item>
      </text:list>
      <text:p text:style-name="P2"/>
      <text:p text:style-name="P2"/>
      <text:p text:style-name="P2"/>
      <text:p text:style-name="P2">10.)What is the difference between 1.0-SNAPSHOT(SNAPSHOT) version and 1.0-RELEASE(RELEASE) version.</text:p>
      <text:p text:style-name="P2"/>
      <text:p text:style-name="P2"><text:tab/></text:p>
      <text:list xml:id="list3498767634" text:style-name="L7">
        <text:list-item>
          <text:p text:style-name="P19">"1.0-SNAPSHOT" is a development version: It indicates that the software is in active development and not yet in a stable release. It's often used for pre-release or continuous integration builds.</text:p>
        </text:list-item>
        <text:list-item>
          <text:p text:style-name="P19">"1.0-RELEASE" or just "1.0" is a stable release version: It signifies that the software has reached a stable and production-ready state.</text:p>
        </text:list-item>
      </text:list>
      <text:p text:style-name="P18">SNAPSHOT versions are typically used during development and testing, while RELEASE versions are for stable and production releases.</text:p>
      <text:p text:style-name="P2"/>
      <text:p text:style-name="P2"/>
      <text:p text:style-name="P2">11.)What is the default naming convention of an artifacts(jar/war) in Maven?</text:p>
      <text:p text:style-name="P2"/>
      <text:p text:style-name="P13"><text:span text:style-name="Source_20_Text"><text:span text:style-name="T11">&lt;artifactId&gt;-&lt;version&gt;.&lt;packaging&gt;</text:span></text:span></text:p>
      <text:p text:style-name="P2"/>
      <text:p text:style-name="P2"/>
      <text:p text:style-name="P2">12.)How do you generate a site in Maven?</text:p>
      <text:p text:style-name="P2"/>
      <text:p text:style-name="P13"><text:span text:style-name="Source_20_Text"><text:span text:style-name="T11">mvn site</text:span></text:span></text:p>
      <text:p text:style-name="P18">This command generates project documentation and reports specified in your project's POM file, creating a site in the "target/site" directory.</text:p>
      <text:p text:style-name="P2"><text:tab/></text:p>
      <text:p text:style-name="P2"/>
      <text:p text:style-name="P2">13.)How do you run a clean build in Maven?</text:p>
      <text:p text:style-name="P2"><text:tab/></text:p>
      <text:p text:style-name="P13"><text:span text:style-name="Source_20_Text"><text:span text:style-name="T13">by using </text:span></text:span><text:span text:style-name="Source_20_Text"><text:span text:style-name="T11">mvn clean install </text:span></text:span><text:span text:style-name="Source_20_Text"><text:span text:style-name="T13">command</text:span></text:span></text:p>
      <text:p text:style-name="P2"/>
      <text:p text:style-name="P2"/>
      <text:p text:style-name="P2">14.)how do you add a dependency in Maven pom.xml?</text:p>
      <text:p text:style-name="P2"><text:tab/></text:p>
      <text:p text:style-name="P23"><text:span text:style-name="T11">To add a dependency in a Maven </text:span><text:span text:style-name="Source_20_Text"><text:span text:style-name="T11">pom.xml</text:span></text:span><text:span text:style-name="T11">:</text:span></text:p>
      <text:p text:style-name="P23"><text:span text:style-name="T15">1.</text:span><text:span text:style-name="T11">Open your </text:span><text:span text:style-name="Source_20_Text"><text:span text:style-name="T11">pom.xml</text:span></text:span><text:span text:style-name="T11"> file.</text:span></text:p>
      <text:p text:style-name="P23"><text:span text:style-name="T15">2.</text:span><text:span text:style-name="T11">Inside the </text:span><text:span text:style-name="Source_20_Text"><text:span text:style-name="T11">&lt;dependencies&gt;</text:span></text:span><text:span text:style-name="T11"> section, add a </text:span><text:span text:style-name="Source_20_Text"><text:span text:style-name="T11">&lt;dependency&gt;</text:span></text:span><text:span text:style-name="T11"> element.</text:span></text:p>
      <text:p text:style-name="P23"><text:span text:style-name="T15">3.</text:span><text:span text:style-name="T11">Specify the </text:span><text:span text:style-name="Source_20_Text"><text:span text:style-name="T11">groupId</text:span></text:span><text:span text:style-name="T11">, </text:span><text:span text:style-name="Source_20_Text"><text:span text:style-name="T11">artifactId</text:span></text:span><text:span text:style-name="T11">, and </text:span><text:span text:style-name="Source_20_Text"><text:span text:style-name="T11">version</text:span></text:span><text:span text:style-name="T11"> of the dependency.</text:span></text:p>
      <text:p text:style-name="P23"><text:span text:style-name="T15">4.</text:span><text:span text:style-name="T11">Save the </text:span><text:span text:style-name="Source_20_Text"><text:span text:style-name="T11">pom.xml</text:span></text:span><text:span text:style-name="T11"> file.</text:span></text:p>
      <text:p text:style-name="P18">For example:</text:p>
      <text:p text:style-name="P7"><text:soft-page-break/>xml</text:p>
      <text:p text:style-name="Preformatted_20_Text"><text:span text:style-name="Source_20_Text"><text:span text:style-name="T11">&lt;dependencies&gt;</text:span></text:span></text:p>
      <text:p text:style-name="Preformatted_20_Text"><text:span text:style-name="Source_20_Text"><text:span text:style-name="T11"><text:s text:c="4"/>&lt;dependency&gt;</text:span></text:span></text:p>
      <text:p text:style-name="Preformatted_20_Text"><text:span text:style-name="Source_20_Text"><text:span text:style-name="T11"><text:s text:c="8"/>&lt;groupId&gt;com.example&lt;/groupId&gt;</text:span></text:span></text:p>
      <text:p text:style-name="Preformatted_20_Text"><text:span text:style-name="Source_20_Text"><text:span text:style-name="T11"><text:s text:c="8"/>&lt;artifactId&gt;example-library&lt;/artifactId&gt;</text:span></text:span></text:p>
      <text:p text:style-name="Preformatted_20_Text"><text:span text:style-name="Source_20_Text"><text:span text:style-name="T11"><text:s text:c="8"/>&lt;version&gt;1.0.0&lt;/version&gt;</text:span></text:span></text:p>
      <text:p text:style-name="Preformatted_20_Text"><text:span text:style-name="Source_20_Text"><text:span text:style-name="T11"><text:s text:c="4"/>&lt;/dependency&gt;</text:span></text:span></text:p>
      <text:p text:style-name="P13"><text:span text:style-name="Source_20_Text"><text:span text:style-name="T11">&lt;/dependencies&gt;</text:span></text:span></text:p>
      <text:p text:style-name="P18">Maven will automatically download and manage the specified dependency when you build your project.</text:p>
      <text:p text:style-name="P2"/>
      <text:p text:style-name="P2"><text:tab/></text:p>
      <text:p text:style-name="P2"><text:tab/></text:p>
      <text:p text:style-name="P8">14.)what is a plugin?</text:p>
      <text:p text:style-name="P8"/>
      <text:p text:style-name="P8">The maven plugins are central part of maven framework, it is used to perform specific goal.</text:p>
      <text:p text:style-name="P8">According to Apache Maven, there are 2 types of maven plugins.</text:p>
      <text:p text:style-name="P8"/>
      <text:p text:style-name="P8"><text:span text:style-name="T36">1.</text:span>Build Plugins </text:p>
      <text:p text:style-name="P8"><text:span text:style-name="T36">2.</text:span>Reporting Plugins </text:p>
      <text:p text:style-name="P2"/>
      <text:p text:style-name="P2"/>
      <text:p text:style-name="P2">15.)What is the default path of artifacts in local repository?</text:p>
      <text:p text:style-name="P2"/>
      <text:p text:style-name="P15"><text:span text:style-name="T14">Users </text:span><text:span text:style-name="Source_20_Text"><text:span text:style-name="T11">.m2 </text:span></text:span><text:span text:style-name="Source_20_Text"><text:span text:style-name="T14">repository.</text:span></text:span></text:p>
      <text:p text:style-name="P2"><text:tab/></text:p>
      <text:p text:style-name="P2"/>
      <text:p text:style-name="P2">16.)Where maven stores the built artifacts? </text:p>
      <text:p text:style-name="P2"/>
      <text:p text:style-name="P9">In target directory</text:p>
      <text:p text:style-name="P2"><text:tab/></text:p>
      <text:p text:style-name="P2">17.)How do you create a project in the Maven?</text:p>
      <text:p text:style-name="P2"><text:tab/></text:p>
      <text:p text:style-name="P10"><text:span text:style-name="T35">For standalone project:-</text:span></text:p>
      <text:p text:style-name="P10">mvn archetype:generate -DgroupId=com.Flipkart -DartifactId=Flipkart -Dversion=1.0-SNAPSHOT -DinteractiveMode=false</text:p>
      <text:p text:style-name="P10"/>
      <text:p text:style-name="P10"><text:span text:style-name="T35">for Webapp project:-</text:span></text:p>
      <text:p text:style-name="P10">mvn archetype:generate -DgroupId=com.CICD -DartifactId=CICD -Dversion=1.0-SNAPSHOT -DinteractiveMode=false -DarchetypeArtifactId=maven-archetype-webapp<text:tab/></text:p>
      <text:p text:style-name="P2"/>
      <text:p text:style-name="P11">18.)What are the different binary repositoris we have? Which one you are using for your project?</text:p>
      <text:p text:style-name="P14"><text:span text:style-name="Strong_20_Emphasis"><text:span text:style-name="T11"/></text:span></text:p>
      <text:p text:style-name="P14"><text:span text:style-name="Strong_20_Emphasis"><text:span text:style-name="T11">Apache Maven Central Repository:</text:span></text:span><text:span text:style-name="T11"> This is the default and most widely used repository for open-source Maven artifacts.</text:span></text:p>
      <text:p text:style-name="P14"><text:span text:style-name="Strong_20_Emphasis"><text:span text:style-name="T11"/></text:span></text:p>
      <text:p text:style-name="P14"><text:span text:style-name="Strong_20_Emphasis"><text:span text:style-name="T11">JFrog Bintray and JCenter:</text:span></text:span><text:span text:style-name="T11"> These were popular repositories, but as of May 2021, they have been sunsetted, and users are encouraged to migrate to other repositories.</text:span></text:p>
      <text:p text:style-name="P2"/>
      <text:p text:style-name="P2"><text:tab/></text:p>
      <text:p text:style-name="P2"/>
      <text:p text:style-name="P2">19.)How do you customize the name of your artifact(jar/war) in Maven?</text:p>
      <text:p text:style-name="P2"><text:tab/><text:tab/><text:tab/><text:tab/>OR</text:p>
      <text:p text:style-name="P2"><text:s text:c="4"/>How do you change the name of built jar/war file in maven? what changes you need to do in pom.xml file?</text:p>
      <text:p text:style-name="P2"/>
      <text:p text:style-name="Text_20_body"><text:span text:style-name="T11">To customize the name of the built JAR/WAR file in Maven, you can configure the </text:span><text:soft-page-break/><text:span text:style-name="Source_20_Text"><text:span text:style-name="T11">finalName</text:span></text:span><text:span text:style-name="T11"> element in the </text:span><text:span text:style-name="Source_20_Text"><text:span text:style-name="T11">&lt;build&gt;</text:span></text:span><text:span text:style-name="T11"> section of your project's </text:span><text:span text:style-name="Source_20_Text"><text:span text:style-name="T11">pom.xml</text:span></text:span><text:span text:style-name="T11"> file. Here's how to do it:</text:span></text:p>
      <text:p text:style-name="P7">xml</text:p>
      <text:p text:style-name="Preformatted_20_Text"><text:span text:style-name="Source_20_Text"><text:span text:style-name="T11">&lt;build&gt;</text:span></text:span></text:p>
      <text:p text:style-name="Preformatted_20_Text"><text:span text:style-name="Source_20_Text"><text:span text:style-name="T11"><text:s text:c="4"/>&lt;finalName&gt;YourDesiredName&lt;/finalName&gt;</text:span></text:span></text:p>
      <text:p text:style-name="Preformatted_20_Text"><text:span text:style-name="Source_20_Text"><text:span text:style-name="T11"><text:s text:c="4"/>&lt;!-- other build configurations --&gt;</text:span></text:span></text:p>
      <text:p text:style-name="P13"><text:span text:style-name="Source_20_Text"><text:span text:style-name="T11">&lt;/build&gt;</text:span></text:span></text:p>
      <text:p text:style-name="P18">Replace "YourDesiredName" with the name you want for your JAR/WAR file. When you build your project, the resulting artifact will have this custom name.</text:p>
      <text:p text:style-name="P2"/>
      <text:p text:style-name="P2"><text:tab/></text:p>
      <text:p text:style-name="P2"/>
      <text:p text:style-name="P2"/>
      <text:p text:style-name="P2">20.)What do you mean by transitive dependency in Maven and can you explain how maven resolves it?</text:p>
      <text:p text:style-name="P2"/>
      <text:p text:style-name="P2"><text:tab/></text:p>
      <text:p text:style-name="P2">A transitive dependency in Maven is a dependency that is brought into your project because it is required by one of your direct dependencies. Maven resolves transitive dependencies automatically by examining the project's dependency tree. It ensures that all required dependencies, including those needed by your direct dependencies, are downloaded and included in your project. This simplifies dependency management, but it's important to be aware of potential conflicts and version issues that can arise in complex dependency trees. Maven uses a dependency resolution algorithm that selects a single version of a conflicting library based on rules such as nearest-wins.</text:p>
      <text:p text:style-name="P2"/>
      <text:p text:style-name="P2"><text:tab/></text:p>
      <text:p text:style-name="P2">21.)What is the significance/importance of scope parameter in dependency section?</text:p>
      <text:p text:style-name="P2"/>
      <text:p text:style-name="P2">The scope parameter in the dependency section of a Maven project is important because it defines when and how a dependency is used during the project's lifecycle. It controls the visibility and inclusion of the dependency in different phases like compilation, runtime, or testing. Choosing the right scope ensures that only necessary libraries are included at the appropriate times, optimizing the project's build and runtime efficiency.<text:tab/></text:p>
      <text:p text:style-name="P2"><text:tab/></text:p>
      <text:p text:style-name="P2">22.)What are the different scope's we have in Maven?</text:p>
      <text:p text:style-name="P2"><text:tab/></text:p>
      <text:p text:style-name="P24"><text:span text:style-name="T10">In</text:span><text:span text:style-name="T5"> Maven, the commonly used dependency scopes are:</text:span></text:p>
      <text:p text:style-name="P23"><text:span text:style-name="Strong_20_Emphasis"><text:span text:style-name="T11">Compile:</text:span></text:span><text:span text:style-name="T11"> Used during compilation and runtime.</text:span></text:p>
      <text:p text:style-name="P23"><text:span text:style-name="Strong_20_Emphasis"><text:span text:style-name="T11">Provided:</text:span></text:span><text:span text:style-name="T11"> Expected to be provided by the runtime environment.</text:span></text:p>
      <text:p text:style-name="P23"><text:span text:style-name="Strong_20_Emphasis"><text:span text:style-name="T11">Runtime:</text:span></text:span><text:span text:style-name="T11"> Used at runtime but not for compilation.</text:span></text:p>
      <text:p text:style-name="P23"><text:span text:style-name="Strong_20_Emphasis"><text:span text:style-name="T11">Test:</text:span></text:span><text:span text:style-name="T11"> Used only for testing.</text:span></text:p>
      <text:p text:style-name="P23"><text:span text:style-name="Strong_20_Emphasis"><text:span text:style-name="T11">System:</text:span></text:span><text:span text:style-name="T11"> Similar to provided, but the JAR is specified locally.</text:span></text:p>
      <text:p text:style-name="P23"><text:span text:style-name="Strong_20_Emphasis"><text:span text:style-name="T11">Import:</text:span></text:span><text:span text:style-name="T11"> Used for importing POMs for dependency management.</text:span></text:p>
      <text:p text:style-name="P2"/>
      <text:p text:style-name="P2"><text:tab/></text:p>
      <text:p text:style-name="P2"><text:tab/><text:tab/></text:p>
      <text:p text:style-name="P2"/>
      <text:p text:style-name="P2"/>
      <text:p text:style-name="P2"/>
      <text:p text:style-name="P2">23.)What inside the target folder?</text:p>
      <text:p text:style-name="P12"><text:soft-page-break/><text:tab/></text:p>
      <text:p text:style-name="P12"><text:span text:style-name="T29">It </text:span>contains the compiled Java bytecode and other build artifacts for a Maven project. This includes:</text:p>
      <text:p text:style-name="P12"/>
      <text:p text:style-name="P12"><text:span text:style-name="T29">1.</text:span>Compiled Classes: Java class files (.class) generated from the source code of your project.</text:p>
      <text:p text:style-name="P12"/>
      <text:p text:style-name="P12"><text:span text:style-name="T29">2.</text:span>JAR or WAR Files: If your Maven project is intended to create a JAR (Java Archive) or WAR (Web Archive) file, the final output file is often located in the "target" folder.</text:p>
      <text:p text:style-name="P12"/>
      <text:p text:style-name="P12"><text:span text:style-name="T29">3.</text:span>Other Build Artifacts: Maven plugins and goals may generate additional files, such as test reports or documentation, which can also be found in the "target" folder.</text:p>
      <text:p text:style-name="P2"/>
      <text:p text:style-name="P2"><text:tab/><text:tab/><text:tab/></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31T16:50:49.960598316</dc:date>
    <meta:editing-duration>PT45M24S</meta:editing-duration>
    <meta:editing-cycles>9</meta:editing-cycles>
    <meta:generator>LibreOffice/7.3.7.2$Linux_X86_64 LibreOffice_project/30$Build-2</meta:generator>
    <meta:document-statistic meta:table-count="0" meta:image-count="0" meta:object-count="0" meta:page-count="6" meta:paragraph-count="161" meta:word-count="1434" meta:character-count="9559" meta:non-whitespace-character-count="8171"/>
  </office:meta>
</office:document-meta>
</file>